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language="en" fo:country="US" officeooo:rsid="00178591" officeooo:paragraph-rsid="00178591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 officeooo:rsid="00168deb" officeooo:paragraph-rsid="00168deb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c07e7" officeooo:paragraph-rsid="001c07e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Table_20_Contents" style:list-style-name="L1">
      <style:text-properties style:font-name="Arial" fo:language="en" fo:country="US" officeooo:rsid="00178591" officeooo:paragraph-rsid="00178591"/>
    </style:style>
    <style:style style:name="P10" style:family="paragraph" style:parent-style-name="Table_20_Contents" style:list-style-name="L2">
      <style:text-properties style:font-name="Arial" fo:language="en" fo:country="US" officeooo:rsid="00178591" officeooo:paragraph-rsid="00178591"/>
    </style:style>
    <style:style style:name="P11" style:family="paragraph" style:parent-style-name="Table_20_Contents" style:list-style-name="L3">
      <style:text-properties style:font-name="Arial" fo:language="en" fo:country="US" officeooo:rsid="00178591" officeooo:paragraph-rsid="00178591"/>
    </style:style>
    <style:style style:name="P12" style:family="paragraph" style:parent-style-name="Table_20_Contents" style:list-style-name="L5">
      <style:text-properties style:font-name="Arial" fo:language="en" fo:country="US" officeooo:rsid="00178591" officeooo:paragraph-rsid="00178591"/>
    </style:style>
    <style:style style:name="P13" style:family="paragraph" style:parent-style-name="Table_20_Contents" style:list-style-name="L6">
      <style:text-properties style:font-name="Arial" fo:language="en" fo:country="US" officeooo:rsid="00178591" officeooo:paragraph-rsid="00178591"/>
    </style:style>
    <style:style style:name="P14" style:family="paragraph" style:parent-style-name="Table_20_Contents" style:list-style-name="L4">
      <style:text-properties style:font-name="Arial" fo:language="en" fo:country="US" fo:font-style="italic" officeooo:rsid="00178591" officeooo:paragraph-rsid="00178591" style:font-style-asian="italic" style:font-style-complex="italic"/>
    </style:style>
    <style:style style:name="P15" style:family="paragraph" style:parent-style-name="Table_20_Contents" style:list-style-name="L5">
      <style:text-properties officeooo:paragraph-rsid="00178591"/>
    </style:style>
    <style:style style:name="P16" style:family="paragraph" style:parent-style-name="Table_20_Contents" style:list-style-name="L6">
      <style:text-properties officeooo:paragraph-rsid="00178591"/>
    </style:style>
    <style:style style:name="T1" style:family="text">
      <style:text-properties fo:font-weight="bold" officeooo:rsid="001a435c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language="en" fo:country="US" officeooo:rsid="00178591"/>
    </style:style>
    <style:style style:name="T4" style:family="text">
      <style:text-properties officeooo:rsid="001e733b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0</text:span></text:p>
          </table:table-cell>
          <table:table-cell table:style-name="Tabelle4.A1" office:value-type="string">
            <text:p text:style-name="P2">Element: <text:span text:style-name="T1">4</text:span></text:p>
          </table:table-cell>
          <table:table-cell table:style-name="Tabelle4.C1" office:value-type="string">
            <text:p text:style-name="P2">Title: <text:span text:style-name="T1">Setup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4">Screencast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Setup</text:p>
          </table:table-cell>
          <table:table-cell table:style-name="Tabelle1.C2" office:value-type="string">
            <text:list xml:id="list8140995498581652508" text:style-name="L1">
              <text:list-item>
                <text:p text:style-name="P9">We'll have a look at what we need to be up and runn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3">Text editor</text:p>
            <text:p text:style-name="P3">Notepad++</text:p>
          </table:table-cell>
          <table:table-cell table:style-name="Tabelle1.C3" office:value-type="string">
            <text:list xml:id="list4033254060673160044" text:style-name="L2">
              <text:list-item>
                <text:p text:style-name="P10">We use Notepad++</text:p>
              </text:list-item>
              <text:list-item>
                <text:p text:style-name="P10">Great text editor, free and open source</text:p>
              </text:list-item>
              <text:list-item>
                <text:p text:style-name="P10">Syntax highlight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3">Download</text:p>
          </table:table-cell>
          <table:table-cell table:style-name="Tabelle1.C4" office:value-type="string">
            <text:list xml:id="list5193722284152542312" text:style-name="L3">
              <text:list-item>
                <text:p text:style-name="P11"><text:span text:style-name="T5">(Show download from<text:line-break/></text:span><text:a xlink:type="simple" xlink:href="http://www.notepad-plus-plus.org/"><text:span text:style-name="T5">http://www.notepad-plus-plus.org</text:span></text:a><text:span text:style-name="T5">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3">Install</text:p>
          </table:table-cell>
          <table:table-cell table:style-name="Tabelle1.C5" office:value-type="string">
            <text:list xml:id="list8233576278516216216" text:style-name="L4">
              <text:list-item>
                <text:p text:style-name="P14">(Show how to install Notepad++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3">VB Script</text:p>
            <text:p text:style-name="P3">Fundamentals</text:p>
          </table:table-cell>
          <table:table-cell table:style-name="Tabelle1.C6" office:value-type="string">
            <text:list xml:id="list3063440867644891065" text:style-name="L5">
              <text:list-item>
                <text:p text:style-name="P12">VBScript provides more functionality than we use in the course</text:p>
              </text:list-item>
              <text:list-item>
                <text:p text:style-name="P12">We use VBScript to learn basic programming concepts, not to learn the language in full depth</text:p>
              </text:list-item>
              <text:list-item>
                <text:p text:style-name="P15"><text:span text:style-name="T3">More information on the language:<text:line-break/></text:span><text:a xlink:type="simple" xlink:href="https://msdn.microsoft.com/en-us/library/0ad0dkea(v=vs.84).aspx"><text:span text:style-name="T2">https://msdn.microsoft.com/en-us/library/0ad0dkea(v=vs.84).aspx</text:span></text:a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3">VB Script</text:p>
            <text:p text:style-name="P3">Language Reference</text:p>
          </table:table-cell>
          <table:table-cell table:style-name="Tabelle1.C7" office:value-type="string">
            <text:list xml:id="list2539917580373489601" text:style-name="L6">
              <text:list-item>
                <text:p text:style-name="P13">Full language reference</text:p>
              </text:list-item>
              <text:list-item>
                <text:p text:style-name="P16"><text:span text:style-name="T3">Helpful to get into the details:<text:line-break/></text:span><text:a xlink:type="simple" xlink:href="https://msdn.microsoft.com/en-us/library/d1wf56tt(v=vs.84).aspx"><text:span text:style-name="T2">https://msdn.microsoft.com/en-us/library/d1wf56tt(v=vs.84).aspx</text:span></text:a></text:p>
              </text:list-item>
              <text:list-item>
                <text:p text:style-name="P16"><text:span text:style-name="T3">Offline version: </text:span><text:a xlink:type="simple" xlink:href="http://www.microsoft.com/en-us/download/details.aspx?id=2764"><text:span text:style-name="T2">http://www.microsoft.com/en-us/download/details.aspx?id=2764</text:span></text:a><text:span text:style-name="T3"><text:line-break/></text:span></text:p>
              </text:list-item>
            </text:list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1:00.712000000</meta:creation-date>
    <dc:title>Storyboard</dc:title>
    <meta:editing-duration>PT1M38S</meta:editing-duration>
    <meta:editing-cycles>7</meta:editing-cycles>
    <meta:generator>LibreOffice/4.1.3.2$Windows_x86 LibreOffice_project/70feb7d99726f064edab4605a8ab840c50ec57a</meta:generator>
    <dc:date>2015-07-27T10:45:31.830000000</dc:date>
    <meta:document-statistic meta:table-count="2" meta:image-count="0" meta:object-count="0" meta:page-count="1" meta:paragraph-count="33" meta:word-count="120" meta:character-count="833" meta:non-whitespace-character-count="757"/>
    <meta:template xlink:type="simple" xlink:actuate="onRequest" xlink:title="Storyboard" xlink:href="file:///C:/Users/Wolfgang/AppData/Roaming/LibreOffice/4/user/template/Storyboard.ott" meta:date="2015-07-26T19:31:00.364000000"/>
  </office:meta>
</office:document-meta>
</file>